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946c6" officeooo:paragraph-rsid="001946c6"/>
    </style:style>
    <style:style style:name="P2" style:family="paragraph" style:parent-style-name="Standard">
      <style:text-properties style:font-name="FreeMono" officeooo:rsid="001a25ca" officeooo:paragraph-rsid="001a25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9</text:p>
      <text:p text:style-name="P1">GS200</text:p>
      <text:p text:style-name="P1"/>
      <text:p text:style-name="P2">1.<text:tab/>From the reviews I gathered that inclusive institutions are ones which provide the proper setting of reward for hard work in order to motivate those operating within an economy. By contrast an extractive institution is one in which the elite class work to withdraw the most financial gain from an economy in the near future, and thus tend to gravely damage it.</text:p>
      <text:p text:style-name="P2"/>
      <text:p text:style-name="P2">2.<text:tab/>After reading the reviews, I see engineered prosperity as the common approach developed countries take to providing aid for undeveloped countries. The book argues that even experts cannot arrive and successfully navigate a region into prosperity without first addressing the extractive institution problem.</text:p>
      <text:p text:style-name="P2"/>
      <text:p text:style-name="P2">3.<text:tab/>Diamond's explanation of tropical vs. temperate soil was awesome. They way so many factors – ancient glacial retreats, yearly weather patterns, rainfall – all come together to determine where farming is most effective was really neat to read about. Additionally, it had a common sense approach to explaining the disparity of regions in the Americas and Africa, which both correlates and seems to undermine the arguments laid out in the reviewed text.</text:p>
      <text:p text:style-name="P2"/>
      <text:p text:style-name="P2">4.<text:tab/>Both reviewers seemed to take issue with material left out or not considered in the book, not with the core subject matter itself. In fact, it seemed as though both reviewers simply wished that the text had been more involved, more intricate, and less focused on inclusive instit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1:25:23.046774323</meta:creation-date>
    <dc:date>2016-10-13T11:46:54.465486897</dc:date>
    <meta:editing-duration>PT21M33S</meta:editing-duration>
    <meta:editing-cycles>2</meta:editing-cycles>
    <meta:generator>LibreOffice/5.2.2.2.0$Linux_X86_64 LibreOffice_project/20m0$Build-2</meta:generator>
    <meta:document-statistic meta:table-count="0" meta:image-count="0" meta:object-count="0" meta:page-count="1" meta:paragraph-count="7" meta:word-count="232" meta:character-count="1445" meta:non-whitespace-character-count="1218"/>
  </office:meta>
</office:document-meta>
</file>